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51C000002D8A0AE1BBF103F2E72.png" manifest:media-type="image/png"/>
  <manifest:file-entry manifest:full-path="Pictures/10000001000004F6000001B4A9C4962B401CA6EB.png" manifest:media-type="image/png"/>
  <manifest:file-entry manifest:full-path="Pictures/100000010000024A000001912D71675470A06373.png" manifest:media-type="image/png"/>
  <manifest:file-entry manifest:full-path="Pictures/10000001000004BF00000138AA71385A51485ED0.png" manifest:media-type="image/png"/>
  <manifest:file-entry manifest:full-path="Pictures/10000001000004C7000000D0519912DB827B7DBF.png" manifest:media-type="image/png"/>
  <manifest:file-entry manifest:full-path="Pictures/10000001000004D6000002B39BB11F43EB48F08A.png" manifest:media-type="image/png"/>
  <manifest:file-entry manifest:full-path="Pictures/10000001000004F90000029C8C8E94C603595DF8.png" manifest:media-type="image/png"/>
  <manifest:file-entry manifest:full-path="Pictures/10000001000004FB000003373B7756A912739416.png" manifest:media-type="image/png"/>
  <manifest:file-entry manifest:full-path="Pictures/10000001000004E9000002E6C27504ACB4044D25.png" manifest:media-type="image/png"/>
  <manifest:file-entry manifest:full-path="Pictures/100000010000046C000002F37D0CE2960343840C.png" manifest:media-type="image/png"/>
  <manifest:file-entry manifest:full-path="Pictures/10000001000005030000026E71FB925E87E162FB.png" manifest:media-type="image/png"/>
  <manifest:file-entry manifest:full-path="Pictures/10000001000004EF00000038FE67C17D18D14795.png" manifest:media-type="image/png"/>
  <manifest:file-entry manifest:full-path="Pictures/100000010000049700000344282355A079080707.png" manifest:media-type="image/png"/>
  <manifest:file-entry manifest:full-path="Pictures/10000001000002A500000303918373C7A890715A.png" manifest:media-type="image/png"/>
  <manifest:file-entry manifest:full-path="Pictures/10000001000004B300000078A8FB17CB12B5F6CD.png" manifest:media-type="image/png"/>
  <manifest:file-entry manifest:full-path="Pictures/10000001000004DF0000032269355DADC86E7C85.png" manifest:media-type="image/png"/>
  <manifest:file-entry manifest:full-path="Pictures/10000001000003AC00000148571E9740F801B8AE.png" manifest:media-type="image/png"/>
  <manifest:file-entry manifest:full-path="Pictures/100000010000047B000000CBFEF650F0C5414632.png" manifest:media-type="image/png"/>
  <manifest:file-entry manifest:full-path="Pictures/100000010000019D00000101CD2B65F6F6912268.png" manifest:media-type="image/png"/>
  <manifest:file-entry manifest:full-path="Pictures/100000010000025F000002172088FD85BCFD24D2.png" manifest:media-type="image/png"/>
  <manifest:file-entry manifest:full-path="Pictures/100000010000022400000156C4FD387BEDC995F3.png" manifest:media-type="image/png"/>
  <manifest:file-entry manifest:full-path="Pictures/10000001000002C30000025F0D61B3DB77EADEDE.png" manifest:media-type="image/png"/>
  <manifest:file-entry manifest:full-path="Pictures/10000001000004530000029ED7E869D9FC642199.png" manifest:media-type="image/png"/>
  <manifest:file-entry manifest:full-path="Pictures/100000010000047600000327D11938C2D657224B.png" manifest:media-type="image/png"/>
  <manifest:file-entry manifest:full-path="Pictures/10000001000004760000028FB53BBBCE8FF4F453.png" manifest:media-type="image/png"/>
  <manifest:file-entry manifest:full-path="Pictures/10000001000002B70000003DCC2DA97BB7C34623.png" manifest:media-type="image/png"/>
  <manifest:file-entry manifest:full-path="Pictures/100000010000021C0000013910D0071EF0089A77.png" manifest:media-type="image/png"/>
  <manifest:file-entry manifest:full-path="Pictures/100000010000049A000001E756E485488127CE23.png" manifest:media-type="image/png"/>
  <manifest:file-entry manifest:full-path="Pictures/10000001000004950000026C6167D5DBE0803CB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3.23cm" svg:x="1.001cm" svg:y="1cm">
          <draw:image xlink:href="Pictures/10000001000004C7000000D0519912DB827B7DBF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9.969cm" svg:x="1cm" svg:y="4.25cm">
          <draw:image xlink:href="Pictures/10000001000004F90000029C8C8E94C603595DF8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2.263cm" svg:x="1cm" svg:y="15.737cm">
          <draw:image xlink:href="Pictures/10000001000004FB000003373B7756A912739416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18.999cm" svg:height="11.214cm" svg:x="1.001cm" svg:y="1.036cm">
          <draw:image xlink:href="Pictures/10000001000004E9000002E6C27504ACB4044D25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0.603cm" svg:x="1.001cm" svg:y="12cm">
          <draw:image xlink:href="Pictures/10000001000004D6000002B39BB11F43EB48F08A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521cm" svg:x="1cm" svg:y="22.729cm">
          <draw:image xlink:href="Pictures/10000001000004F6000001B4A9C4962B401CA6EB.png" xlink:type="simple" xlink:show="embed" xlink:actuate="onLoad" draw:mime-type="image/png">
            <text:p/>
          </draw:image>
        </draw:frame>
      </draw:page>
      <draw:page draw:name="page3" draw:style-name="dp1" draw:master-page-name="Standard">
        <draw:frame draw:style-name="gr1" draw:text-style-name="P1" draw:layer="layout" svg:width="18.999cm" svg:height="10.573cm" svg:x="1.001cm" svg:y="1cm">
          <draw:image xlink:href="Pictures/100000010000051C000002D8A0AE1BBF103F2E72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9.209cm" svg:x="1cm" svg:y="11.541cm">
          <draw:image xlink:href="Pictures/10000001000005030000026E71FB925E87E162FB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0.841cm" svg:x="1cm" svg:y="20.75cm">
          <draw:image xlink:href="Pictures/10000001000004EF00000038FE67C17D18D14795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4.877cm" svg:x="1cm" svg:y="21.75cm">
          <draw:image xlink:href="Pictures/10000001000004BF00000138AA71385A51485ED0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.894cm" svg:x="0.925cm" svg:y="26.935cm">
          <draw:image xlink:href="Pictures/10000001000004B300000078A8FB17CB12B5F6CD.png" xlink:type="simple" xlink:show="embed" xlink:actuate="onLoad" draw:mime-type="image/png">
            <text:p/>
          </draw:image>
        </draw:frame>
      </draw:page>
      <draw:page draw:name="page4" draw:style-name="dp1" draw:master-page-name="Standard">
        <draw:frame draw:style-name="gr1" draw:text-style-name="P1" draw:layer="layout" svg:width="18.999cm" svg:height="12.218cm" svg:x="1.001cm" svg:y="1.032cm">
          <draw:image xlink:href="Pictures/10000001000004DF0000032269355DADC86E7C85.png" xlink:type="simple" xlink:show="embed" xlink:actuate="onLoad" draw:mime-type="image/png">
            <text:p/>
          </draw:image>
        </draw:frame>
        <draw:frame draw:style-name="gr1" draw:text-style-name="P1" draw:layer="layout" svg:width="12.5cm" svg:height="4.361cm" svg:x="0.223cm" svg:y="14.963cm">
          <draw:image xlink:href="Pictures/10000001000003AC00000148571E9740F801B8AE.png" xlink:type="simple" xlink:show="embed" xlink:actuate="onLoad" draw:mime-type="image/png">
            <text:p/>
          </draw:image>
        </draw:frame>
        <draw:frame draw:style-name="gr1" draw:text-style-name="P1" draw:layer="layout" svg:width="7.83cm" svg:height="8.917cm" svg:x="12.67cm" svg:y="12.75cm">
          <draw:image xlink:href="Pictures/10000001000002A500000303918373C7A890715A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3.361cm" svg:x="0.75cm" svg:y="21.5cm">
          <draw:image xlink:href="Pictures/100000010000047B000000CBFEF650F0C5414632.png" xlink:type="simple" xlink:show="embed" xlink:actuate="onLoad" draw:mime-type="image/png">
            <text:p/>
          </draw:image>
        </draw:frame>
        <draw:frame draw:style-name="gr1" draw:text-style-name="P1" draw:layer="layout" svg:width="7.634cm" svg:height="4.75cm" svg:x="12.259cm" svg:y="3.75cm">
          <draw:image xlink:href="Pictures/100000010000019D00000101CD2B65F6F6912268.png" xlink:type="simple" xlink:show="embed" xlink:actuate="onLoad" draw:mime-type="image/png">
            <text:p/>
          </draw:image>
        </draw:frame>
        <draw:frame draw:style-name="gr1" draw:text-style-name="P1" draw:layer="layout" svg:width="7.634cm" svg:height="4.75cm" svg:x="12.25cm" svg:y="8cm">
          <draw:image xlink:href="Pictures/100000010000019D00000101CD2B65F6F6912268.png" xlink:type="simple" xlink:show="embed" xlink:actuate="onLoad" draw:mime-type="image/png">
            <text:p/>
          </draw:image>
        </draw:frame>
      </draw:page>
      <draw:page draw:name="page5" draw:style-name="dp1" draw:master-page-name="Standard">
        <draw:frame draw:style-name="gr1" draw:text-style-name="P1" draw:layer="layout" svg:width="10.25cm" svg:height="6.396cm" svg:x="0cm" svg:y="0.25cm">
          <draw:image xlink:href="Pictures/100000010000022400000156C4FD387BEDC995F3.png" xlink:type="simple" xlink:show="embed" xlink:actuate="onLoad" draw:mime-type="image/png">
            <text:p/>
          </draw:image>
        </draw:frame>
        <draw:frame draw:style-name="gr1" draw:text-style-name="P1" draw:layer="layout" svg:width="10.774cm" svg:height="9.25cm" svg:x="10.226cm" svg:y="0cm">
          <draw:image xlink:href="Pictures/10000001000002C30000025F0D61B3DB77EADEDE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3.517cm" svg:x="1cm" svg:y="9.25cm">
          <draw:image xlink:href="Pictures/100000010000049700000344282355A079080707.png" xlink:type="simple" xlink:show="embed" xlink:actuate="onLoad" draw:mime-type="image/png">
            <text:p/>
          </draw:image>
        </draw:frame>
      </draw:page>
      <draw:page draw:name="page6" draw:style-name="dp1" draw:master-page-name="Standard">
        <draw:frame draw:style-name="gr1" draw:text-style-name="P1" draw:layer="layout" svg:width="12.403cm" svg:height="8.487cm" svg:x="1cm" svg:y="1cm">
          <draw:image xlink:href="Pictures/100000010000024A000001912D71675470A06373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1.498cm" svg:x="1.001cm" svg:y="9.5cm">
          <draw:image xlink:href="Pictures/10000001000004530000029ED7E869D9FC642199.png" xlink:type="simple" xlink:show="embed" xlink:actuate="onLoad" draw:mime-type="image/png">
            <text:p/>
          </draw:image>
        </draw:frame>
      </draw:page>
      <draw:page draw:name="page7" draw:style-name="dp1" draw:master-page-name="Standard">
        <draw:frame draw:style-name="gr1" draw:text-style-name="P1" draw:layer="layout" svg:width="18.999cm" svg:height="13.424cm" svg:x="1cm" svg:y="1.076cm">
          <draw:image xlink:href="Pictures/100000010000047600000327D11938C2D657224B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0.896cm" svg:x="1cm" svg:y="14.25cm">
          <draw:image xlink:href="Pictures/10000001000004760000028FB53BBBCE8FF4F453.png" xlink:type="simple" xlink:show="embed" xlink:actuate="onLoad" draw:mime-type="image/png">
            <text:p/>
          </draw:image>
        </draw:frame>
      </draw:page>
      <draw:page draw:name="page8" draw:style-name="dp1" draw:master-page-name="Standard">
        <draw:frame draw:style-name="gr1" draw:text-style-name="P1" draw:layer="layout" svg:width="12.848cm" svg:height="11.324cm" svg:x="1.152cm" svg:y="13.676cm">
          <draw:image xlink:href="Pictures/100000010000025F000002172088FD85BCFD24D2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2.671cm" svg:x="1.001cm" svg:y="0.75cm">
          <draw:image xlink:href="Pictures/100000010000046C000002F37D0CE2960343840C.png" xlink:type="simple" xlink:show="embed" xlink:actuate="onLoad" draw:mime-type="image/png">
            <text:p/>
          </draw:image>
        </draw:frame>
      </draw:page>
      <draw:page draw:name="page9" draw:style-name="dp1" draw:master-page-name="Standard">
        <draw:frame draw:style-name="gr1" draw:text-style-name="P1" draw:layer="layout" svg:width="14.711cm" svg:height="1.29cm" svg:x="1.039cm" svg:y="1cm">
          <draw:image xlink:href="Pictures/10000001000002B70000003DCC2DA97BB7C34623.png" xlink:type="simple" xlink:show="embed" xlink:actuate="onLoad" draw:mime-type="image/png">
            <text:p/>
          </draw:image>
        </draw:frame>
        <draw:frame draw:style-name="gr1" draw:text-style-name="P1" draw:layer="layout" svg:width="11.429cm" svg:height="6.624cm" svg:x="1.071cm" svg:y="2.376cm">
          <draw:image xlink:href="Pictures/100000010000021C0000013910D0071EF0089A77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7.853cm" svg:x="1cm" svg:y="9.25cm">
          <draw:image xlink:href="Pictures/100000010000049A000001E756E485488127CE23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0.041cm" svg:x="1cm" svg:y="17.709cm">
          <draw:image xlink:href="Pictures/10000001000004950000026C6167D5DBE0803CB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3T09:35:38.848000000</meta:creation-date>
    <dc:date>2023-11-17T09:02:12.889000000</dc:date>
    <meta:editing-duration>P3DT23H26M34S</meta:editing-duration>
    <meta:editing-cycles>1</meta:editing-cycles>
    <meta:document-statistic meta:object-count="30"/>
    <meta:generator>LibreOffice/7.6.0.3$Windows_X86_64 LibreOffice_project/69edd8b8ebc41d00b4de3915dc82f8f0fc3b6265</meta:generator>
  </office:meta>
</office:document-meta>
</file>